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xample.onDetachedFrom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xample.SimpleExamp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xample.SimpleExample( Context context , AttributeSet attrs , int defSty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ampleSpringListener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xample.onTouch( View v , Mo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Example.SimpleExample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xample.onAttachedTo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